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WildcardMatcher.getMatchString( Map objectModel , Parameters parameter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CachingWildcardMatcher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WildcardMatcher.disp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hingWildcardMatch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ingWildcardMatcher.initializ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